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8pt" fo:font-style="normal" style:text-underline-style="solid" style:text-underline-width="auto" style:text-underline-color="font-color" fo:font-weight="bold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ff00ff" style:text-line-through-style="none" style:text-line-through-type="none" style:font-name="Arial" fo:font-size="24pt" fo:font-style="normal" style:text-underline-style="none" fo:font-weight="normal" style:text-blinking="false" fo:background-color="transparen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21196b" officeooo:paragraph-rsid="0021196b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font-name="Arial" fo:font-size="18pt" fo:font-style="normal" style:text-underline-style="solid" style:text-underline-width="auto" style:text-underline-color="font-color" fo:font-weight="bold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f66468ec-a5f8-3ed3-275a-bc9211defff6"/>Mai 2018</text:p>
      <text:p text:style-name="P4">Veille technologique  : Google Adwords - analytics - tag manager - data Studio - Marketing digital</text:p>
      <text:p text:style-name="Text_20_body"/>
      <text:list xml:id="list2654303114" text:style-name="L1">
        <text:list-item>
          <text:p text:style-name="P6">C’est quoi google adwords? A quoi sert-il?</text:p>
        </text:list-item>
        <text:list-item>
          <text:p text:style-name="P6">C’est quoi google analytics? A quoi sert-il?</text:p>
        </text:list-item>
        <text:list-item>
          <text:p text:style-name="P6">C’est quoi google tag manager? A quoi sert-il?</text:p>
        </text:list-item>
        <text:list-item>
          <text:p text:style-name="P6">C’est quoi google data studio? A quoi sert-il?</text:p>
        </text:list-item>
        <text:list-item>
          <text:p text:style-name="P6">C’est quoi une google analytics MCC?</text:p>
        </text:list-item>
        <text:list-item>
          <text:p text:style-name="P6">Comment créer un compte google adwords?</text:p>
        </text:list-item>
        <text:list-item>
          <text:p text:style-name="P6">C’est quoi le remarketing?</text:p>
        </text:list-item>
        <text:list-item>
          <text:p text:style-name="P6">C’est quoi le CTR dans google analytics?</text:p>
        </text:list-item>
        <text:list-item>
          <text:p text:style-name="P6">C’est quoi le CPC dans google analytics?</text:p>
        </text:list-item>
        <text:list-item>
          <text:p text:style-name="P6">C’est quoi le quality score (QS)?</text:p>
        </text:list-item>
        <text:list-item>
          <text:p text:style-name="P6">C’est quoi une campagne?</text:p>
        </text:list-item>
        <text:list-item>
          <text:p text:style-name="P6">C’est une annonce?</text:p>
        </text:list-item>
        <text:list-item>
          <text:p text:style-name="P6">C’est quoi un groupe d’annonces?</text:p>
        </text:list-item>
      </text:list>
      <text:p text:style-name="P1"><text:line-break/><text:line-break/><text:line-break/><text:line-break/></text:p>
      <text:p text:style-name="P3"/>
      <text:p text:style-name="P3"/>
      <text:p text:style-name="P3"/>
      <text:p text:style-name="P3"/>
      <text:p text:style-name="P3"><text:soft-page-break/>Cas: </text:p>
      <text:list xml:id="list1655236681" text:style-name="L2">
        <text:list-item>
          <text:p text:style-name="P8"><text:span text:style-name="T1">Créer un document client sur sheets : </text:span><text:span text:style-name="T2">Nom-Prénom et nombre de commande.</text:span></text:p>
        </text:list-item>
        <text:list-item>
          <text:p text:style-name="P7">Créer de rapport sur les données des clients de votre fichier grâce  à google data studio.</text:p>
          <text:p text:style-name="P7"/>
        </text:list-item>
      </text:list>
      <text:p text:style-name="P5"/>
      <text:p text:style-name="Standard"><text:bookmark text:name="docs-internal-guid-3758d5f2-b63c-dbba-6b6e-7eb1abbd1815"/></text:p>
      <text:p text:style-name="Standard"><text:bookmark text:name="docs-internal-guid-24804106-b560-1205-25e2-89e919cd4b11"/></text:p>
      <text:p text:style-name="Standard"><text:bookmark text:name="docs-internal-guid-274a42b5-b55d-f776-246a-6a09ed6aaaf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0:58:30.892243670</meta:creation-date>
    <dc:date>2018-05-31T16:11:16.102119835</dc:date>
    <meta:editing-duration>PT1H13M12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2" meta:paragraph-count="19" meta:word-count="140" meta:character-count="776" meta:non-whitespace-character-count="662"/>
  </office:meta>
</office:document-meta>
</file>